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3.45cm" fo:min-width="5.5cm"/>
      <style:paragraph-properties style:writing-mode="lr-tb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.55cm" fo:min-width="1.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5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5.4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114cm" fo:min-width="6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2.05cm" fo:min-width="5.8cm"/>
      <style:paragraph-properties style:writing-mode="lr-tb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45cm" fo:min-width="2.6cm"/>
      <style:paragraph-properties style:writing-mode="lr-tb"/>
    </style:style>
    <style:style style:name="gr9" style:family="graphic" style:parent-style-name="standard">
      <style:graphic-properties draw:fill-color="#eeeeee" draw:textarea-horizontal-align="justify" draw:textarea-vertical-align="middle" draw:auto-grow-height="false" fo:min-height="1.65cm" fo:min-width="4.8cm"/>
      <style:paragraph-properties style:writing-mode="lr-tb"/>
    </style:style>
    <style:style style:name="gr10" style:family="graphic" style:parent-style-name="standard">
      <style:graphic-properties draw:fill-color="#dee7e5" draw:textarea-horizontal-align="justify" draw:textarea-vertical-align="middle" draw:auto-grow-height="false" fo:min-height="1.65cm" fo:min-width="1.7cm"/>
      <style:paragraph-properties style:writing-mode="lr-tb"/>
    </style:style>
    <style:style style:name="gr11" style:family="graphic" style:parent-style-name="standard">
      <style:graphic-properties draw:fill-color="#dee7e5" draw:textarea-horizontal-align="justify" draw:textarea-vertical-align="middle" draw:auto-grow-height="false" fo:min-height="1.65cm" fo:min-width="2.2cm"/>
      <style:paragraph-properties style:writing-mode="lr-tb"/>
    </style:style>
    <style:style style:name="gr12" style:family="graphic" style:parent-style-name="standard">
      <style:graphic-properties draw:fill-color="#dee7e5" draw:textarea-horizontal-align="justify" draw:textarea-vertical-align="middle" draw:auto-grow-height="false" fo:min-height="1.65cm" fo:min-width="2.5cm"/>
      <style:paragraph-properties style:writing-mode="lr-tb"/>
    </style:style>
    <style:style style:name="gr13" style:family="graphic" style:parent-style-name="standard">
      <style:graphic-properties draw:marker-end="Arrow" draw:textarea-vertical-align="middle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7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1" style:family="graphic" style:parent-style-name="objectwithoutfill">
      <style:graphic-properties draw:fill="solid" draw:textarea-vertical-align="middle"/>
    </style:style>
    <style:style style:name="gr22" style:family="graphic" style:parent-style-name="standard">
      <style:graphic-properties draw:stroke="dash" draw:stroke-dash="Long_20_Dot" draw:textarea-vertical-align="middle"/>
    </style:style>
    <style:style style:name="gr23" style:family="graphic" style:parent-style-name="objectwithoutfill">
      <style:graphic-properties draw:marker-end="Arrow" draw:fill="solid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</style:style>
    <style:style style:name="P3" style:family="paragraph">
      <loext:graphic-properties draw:fill-color="#eeeee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style:paragraph-properties fo:text-align="center" style:writing-mode="lr-tb"/>
      <style:text-properties fo:font-size="15pt" style:font-size-asian="15pt" style:font-size-complex="15pt"/>
    </style:style>
    <style:style style:name="P10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666666" fo:font-size="12pt" style:font-size-asian="12pt" style:font-size-complex="12pt"/>
    </style:style>
    <style:style style:name="P15" style:family="paragraph">
      <loext:graphic-properties draw:fill="none" draw:fill-color="#ffffff"/>
      <style:paragraph-properties style:writing-mode="lr-tb"/>
      <style:text-properties fo:color="#80808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color="#666666" fo:font-size="12pt" style:font-size-asian="12pt" style:font-size-complex="12pt"/>
    </style:style>
    <style:style style:name="T5" style:family="text">
      <style:text-properties fo:color="#80808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3.7cm" svg:x="1.2cm" svg:y="1.1cm">
          <text:p text:style-name="P1">Smart meter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2.3cm" svg:height="1.8cm" svg:x="4.4cm" svg:y="2.5cm">
          <text:p text:style-name="P1">HW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1" draw:id="id1" draw:layer="layout" svg:width="2.3cm" svg:height="1.8cm" svg:x="1.7cm" svg:y="2.5cm">
          <text:p text:style-name="P4"><text:span text:style-name="T1">Other</text:span><text:span text:style-name="T1"><text:line-break/></text:span><text:span text:style-name="T1">applian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7" draw:layer="layout" svg:width="2.3cm" svg:height="1.5cm" svg:x="3.035cm" svg:y="4.764cm">
          <draw:text-box>
            <text:p text:style-name="P6"><text:span text:style-name="T1">Demand data</text:span></text:p>
          </draw:text-box>
        </draw:frame>
        <draw:custom-shape draw:style-name="gr4" draw:text-style-name="P8" xml:id="id2" draw:id="id2" draw:layer="layout" svg:width="5.9cm" svg:height="2.7cm" svg:x="1.2cm" svg:y="7.5cm">
          <text:p text:style-name="P8"><text:span text:style-name="T2">Household level</text:span><text:span text:style-name="T2"><text:line-break/></text:span><text:span text:style-name="T2">forecasting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xml:id="id4" draw:id="id4" draw:layer="layout" svg:width="5.9cm" svg:height="2.1cm" svg:x="1.2cm" svg:y="11.9cm">
          <text:p text:style-name="P9"><text:span text:style-name="T3">Simple</text:span><text:span text:style-name="T3"><text:line-break/></text:span><text:span text:style-name="T3">physical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5" draw:id="id5" draw:layer="layout" svg:width="6.5cm" svg:height="2.364cm" svg:x="0.9cm" svg:y="15.7cm">
          <text:p text:style-name="P4"><text:span text:style-name="T1">Can the element be suppressed </text:span><text:span text:style-name="T1"><text:line-break/></text:span><text:span text:style-name="T1">over the next half hour without</text:span></text:p>
          <text:p text:style-name="P4"><text:span text:style-name="T1"><text:s/></text:span><text:span text:style-name="T1">causing the predicted hot water</text:span></text:p>
          <text:p text:style-name="P4"><text:span text:style-name="T1"><text:s/></text:span><text:span text:style-name="T1">volume to approach zer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2" draw:id="id12" draw:layer="layout" svg:width="6.3cm" svg:height="2.3cm" svg:x="9cm" svg:y="16.9cm">
          <text:p text:style-name="P4"><text:span text:style-name="T1">Aggregate all HWCs </text:span><text:span text:style-name="T1"><text:line-break/></text:span><text:span text:style-name="T1">that may be controlled </text:span><text:span text:style-name="T1"><text:line-break/></text:span><text:span text:style-name="T1">without impacting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6" draw:id="id6" draw:layer="layout" svg:width="3.1cm" svg:height="1.7cm" svg:x="2.6cm" svg:y="18.9cm">
          <text:p text:style-name="P4"><text:span text:style-name="T1">Take no action.</text:span></text:p>
          <text:p text:style-name="P4"><text:span text:style-name="T1">HWC operates</text:span></text:p>
          <text:p text:style-name="P4"><text:span text:style-name="T1">as 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3" draw:id="id13" draw:layer="layout" svg:width="5.9cm" svg:height="2.7cm" svg:x="8.9cm" svg:y="11.3cm">
          <text:p text:style-name="P8"><text:span text:style-name="T2">Aggregate demand</text:span><text:span text:style-name="T2"><text:line-break/></text:span><text:span text:style-name="T2">forecasting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7" draw:id="id7" draw:layer="layout" svg:width="5.3cm" svg:height="1.9cm" svg:x="10.3cm" svg:y="6.5cm">
          <text:p text:style-name="P4"><text:span text:style-name="T1">Determine cost-optimised</text:span></text:p>
          <text:p text:style-name="P4"><text:span text:style-name="T1">control scena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2.2cm" svg:height="1.9cm" svg:x="9.5cm" svg:y="1cm">
          <text:p text:style-name="P4"><text:span text:style-name="T1">IR market</text:span></text:p>
          <text:p text:style-name="P4"><text:span text:style-name="T1">pr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18" draw:id="id18" draw:layer="layout" svg:width="2.2cm" svg:height="1.9cm" svg:x="13.9cm" svg:y="1cm">
          <text:p text:style-name="P4"><text:span text:style-name="T1">CPD</text:span></text:p>
          <text:p text:style-name="P4"><text:span text:style-name="T1">char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xml:id="id8" draw:id="id8" draw:layer="layout" svg:width="2.7cm" svg:height="1.9cm" svg:x="9.3cm" svg:y="3.4cm">
          <text:p text:style-name="P4"><text:span text:style-name="T1">Spot market</text:span></text:p>
          <text:p text:style-name="P4"><text:span text:style-name="T1">pr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10" draw:id="id10" draw:layer="layout" svg:width="3cm" svg:height="1.9cm" svg:x="13.5cm" svg:y="3.5cm">
          <text:p text:style-name="P4"><text:span text:style-name="T1">Other relevant</text:span></text:p>
          <text:p text:style-name="P4"><text:span text:style-name="T1">control data</text:span></text:p>
          <text:p text:style-name="P4"><text:span text:style-name="T1">(solar, etc.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6" draw:layer="layout" svg:x1="2.85cm" svg:y1="4.3cm" svg:x2="4.15cm" svg:y2="7.5cm" draw:start-shape="id1" draw:start-glue-point="2" draw:end-shape="id2" svg:d="M2850 4300v1600h1300v1600" svg:viewBox="0 0 1301 3201">
          <text:p/>
        </draw:connector>
        <draw:connector draw:style-name="gr14" draw:text-style-name="P6" draw:layer="layout" svg:x1="5.55cm" svg:y1="4.3cm" svg:x2="4.15cm" svg:y2="7.5cm" draw:start-shape="id3" draw:start-glue-point="2" draw:end-shape="id2" draw:end-glue-point="0" svg:d="M5550 4300v1600h-1400v1600" svg:viewBox="0 0 1401 3201">
          <text:p/>
        </draw:connector>
        <draw:connector draw:style-name="gr13" draw:text-style-name="P6" draw:layer="layout" svg:x1="4.15cm" svg:y1="10.2cm" svg:x2="4.15cm" svg:y2="11.9cm" draw:start-shape="id2" draw:start-glue-point="2" draw:end-shape="id4" draw:end-glue-point="0" svg:d="M4150 10200v1700" svg:viewBox="0 0 1 1701">
          <text:p/>
        </draw:connector>
        <draw:connector draw:style-name="gr13" draw:text-style-name="P6" draw:layer="layout" svg:x1="4.15cm" svg:y1="14cm" svg:x2="4.15cm" svg:y2="15.7cm" draw:start-shape="id4" draw:start-glue-point="2" draw:end-shape="id5" draw:end-glue-point="0" svg:d="M4150 14000v1700" svg:viewBox="0 0 1 1701">
          <text:p/>
        </draw:connector>
        <draw:connector draw:style-name="gr14" draw:text-style-name="P6" draw:layer="layout" svg:x1="7.4cm" svg:y1="16.882cm" svg:x2="7.4cm" svg:y2="16.882cm" draw:start-shape="id5" draw:end-shape="id5" svg:d="M7400 16882z" svg:viewBox="0 0 1 1">
          <text:p/>
        </draw:connector>
        <draw:connector draw:style-name="gr14" draw:text-style-name="P6" xml:id="id11" draw:id="id11" draw:layer="layout" svg:x1="7.4cm" svg:y1="16.882cm" svg:x2="7.4cm" svg:y2="16.882cm" draw:start-shape="id5" draw:end-shape="id5" svg:d="M7400 16882z" svg:viewBox="0 0 1 1">
          <text:p/>
        </draw:connector>
        <draw:connector draw:style-name="gr13" draw:text-style-name="P6" draw:layer="layout" svg:x1="4.15cm" svg:y1="18.064cm" svg:x2="4.15cm" svg:y2="18.9cm" draw:start-shape="id5" draw:start-glue-point="2" draw:end-shape="id6" draw:end-glue-point="0" svg:d="M4150 18064v836" svg:viewBox="0 0 1 837">
          <text:p/>
        </draw:connector>
        <draw:connector draw:style-name="gr13" draw:text-style-name="P6" draw:layer="layout" svg:x1="10.3cm" svg:y1="7.45cm" svg:x2="6.7cm" svg:y2="3.4cm" draw:start-shape="id7" draw:start-glue-point="3" draw:end-shape="id3" draw:end-glue-point="1" svg:d="M10300 7450h-1800v-4050h-1800" svg:viewBox="0 0 3601 4051">
          <text:p/>
        </draw:connector>
        <draw:connector draw:style-name="gr13" draw:text-style-name="P6" draw:layer="layout" svg:x1="10.65cm" svg:y1="5.3cm" svg:x2="12.95cm" svg:y2="6.5cm" draw:start-shape="id8" draw:start-glue-point="2" draw:end-shape="id7" draw:end-glue-point="0" svg:d="M10650 5300v600h2300v600" svg:viewBox="0 0 2301 1201">
          <text:p/>
        </draw:connector>
        <draw:connector draw:style-name="gr14" draw:text-style-name="P6" xml:id="id19" draw:id="id19" draw:layer="layout" svg:x1="11.7cm" svg:y1="1.95cm" svg:x2="12.95cm" svg:y2="6.5cm" draw:start-shape="id9" draw:start-glue-point="1" draw:end-shape="id7" draw:end-glue-point="0" svg:d="M11700 1950h1250v4550" svg:viewBox="0 0 1251 4551">
          <text:p/>
        </draw:connector>
        <draw:connector draw:style-name="gr14" draw:text-style-name="P6" draw:layer="layout" svg:x1="13.5cm" svg:y1="4.45cm" svg:x2="12.95cm" svg:y2="6.5cm" draw:start-shape="id10" draw:start-glue-point="3" draw:end-shape="id7" draw:end-glue-point="0" svg:d="M13500 4450h-550v2050" svg:viewBox="0 0 551 2051">
          <text:p/>
        </draw:connector>
        <draw:frame draw:style-name="gr15" draw:text-style-name="P11" draw:layer="layout" svg:width="2.297cm" svg:height="1.199cm" svg:x="4.2cm" svg:y="10.401cm">
          <draw:text-box>
            <text:p><text:span text:style-name="T1">Predicted</text:span><text:span text:style-name="T1"><text:line-break/></text:span><text:span text:style-name="T1">demand</text:span></text:p>
          </draw:text-box>
        </draw:frame>
        <draw:frame draw:style-name="gr16" draw:text-style-name="P11" draw:layer="layout" svg:width="2.691cm" svg:height="1.673cm" svg:x="4.109cm" svg:y="14.1cm">
          <draw:text-box>
            <text:p><text:span text:style-name="T1">Predicted</text:span><text:span text:style-name="T1"><text:line-break/></text:span><text:span text:style-name="T1">HW volume</text:span></text:p>
          </draw:text-box>
        </draw:frame>
        <draw:frame draw:style-name="gr17" draw:text-style-name="P11" draw:layer="layout" svg:width="1.044cm" svg:height="0.725cm" svg:x="3cm" svg:y="18.175cm">
          <draw:text-box>
            <text:p text:style-name="P12"><text:span text:style-name="T1">No</text:span></text:p>
          </draw:text-box>
        </draw:frame>
        <draw:frame draw:style-name="gr18" draw:text-style-name="P11" draw:layer="layout" svg:width="1.3cm" svg:height="0.9cm" svg:x="8.4cm" svg:y="19.8cm">
          <draw:text-box>
            <text:p><text:span text:style-name="T1">Yes</text:span></text:p>
          </draw:text-box>
        </draw:frame>
        <draw:frame draw:style-name="gr19" draw:text-style-name="P11" draw:layer="layout" svg:width="2.42cm" svg:height="1.673cm" svg:x="12.2cm" svg:y="14.5cm">
          <draw:text-box>
            <text:p><text:span text:style-name="T1">Predicted</text:span><text:span text:style-name="T1"><text:line-break/></text:span><text:span text:style-name="T1">aggregate</text:span><text:span text:style-name="T1"><text:line-break/></text:span><text:span text:style-name="T1">demand</text:span></text:p>
          </draw:text-box>
        </draw:frame>
        <draw:frame draw:style-name="gr20" draw:text-style-name="P7" draw:layer="layout" svg:width="2.7cm" svg:height="2cm" svg:x="7.7cm" svg:y="7.5cm">
          <draw:text-box>
            <text:p text:style-name="P6"><text:span text:style-name="T1">Suppress element as required</text:span></text:p>
          </draw:text-box>
        </draw:frame>
        <draw:connector draw:style-name="gr13" draw:text-style-name="P6" draw:layer="layout" svg:x1="7.4cm" svg:y1="16.882cm" svg:x2="12.15cm" svg:y2="19.2cm" draw:start-shape="id11" draw:start-glue-point="0" draw:end-shape="id12" draw:end-glue-point="2" svg:d="M7400 16882v2819h4750v-501" svg:viewBox="0 0 4751 2820">
          <text:p/>
        </draw:connector>
        <draw:connector draw:style-name="gr13" draw:text-style-name="P6" draw:layer="layout" svg:x1="12.15cm" svg:y1="16.9cm" svg:x2="11.85cm" svg:y2="14cm" draw:start-shape="id12" draw:start-glue-point="0" draw:end-shape="id13" draw:end-glue-point="2" svg:d="M12150 16900v-1450h-300v-1450" svg:viewBox="0 0 301 2901">
          <text:p/>
        </draw:connector>
        <draw:connector draw:style-name="gr13" draw:text-style-name="P6" draw:layer="layout" svg:x1="11.85cm" svg:y1="11.3cm" svg:x2="12.95cm" svg:y2="8.4cm" draw:start-shape="id13" draw:start-glue-point="0" draw:end-shape="id7" draw:end-glue-point="2" svg:d="M11850 11300v-1450h1100v-1450" svg:viewBox="0 0 1101 2901">
          <text:p/>
        </draw:connector>
        <draw:line draw:style-name="gr21" draw:text-style-name="P13" xml:id="id17" draw:id="id17" draw:layer="layout" svg:x1="15.6cm" svg:y1="7.5cm" svg:x2="17cm" svg:y2="7.5cm">
          <text:p/>
        </draw:line>
        <draw:line draw:style-name="gr21" draw:text-style-name="P13" xml:id="id14" draw:id="id14" draw:layer="layout" svg:x1="15.3cm" svg:y1="8.4cm" svg:x2="15.3cm" svg:y2="10.1cm">
          <text:p/>
        </draw:line>
        <draw:line draw:style-name="gr21" draw:text-style-name="P13" xml:id="id16" draw:id="id16" draw:layer="layout" svg:x1="15.594cm" svg:y1="8.1cm" svg:x2="16.5cm" svg:y2="8.1cm">
          <text:p/>
        </draw:line>
        <draw:connector draw:style-name="gr22" draw:text-style-name="P6" draw:layer="layout" svg:x1="15.575cm" svg:y1="10.971cm" svg:x2="15.3cm" svg:y2="10.1cm" draw:end-shape="id14" draw:end-glue-point="2" svg:d="M15575 10971v-185h-275v-686" svg:viewBox="0 0 276 872">
          <text:p/>
        </draw:connector>
        <draw:connector draw:style-name="gr22" draw:text-style-name="P6" draw:layer="layout" svg:x1="16.65cm" svg:y1="9.9cm" svg:x2="16.5cm" svg:y2="8.1cm" draw:start-shape="id15" draw:start-glue-point="0" draw:end-shape="id16" draw:end-glue-point="1" svg:d="M16650 9900v-899h-150v-901" svg:viewBox="0 0 151 1801">
          <text:p/>
        </draw:connector>
        <draw:connector draw:style-name="gr22" draw:text-style-name="P6" draw:layer="layout" svg:x1="17.586cm" svg:y1="9.56cm" svg:x2="17cm" svg:y2="7.5cm" draw:end-shape="id17" draw:end-glue-point="1" svg:d="M17586 9560v-779h-586v-1281" svg:viewBox="0 0 587 2061">
          <text:p/>
        </draw:connector>
        <draw:frame draw:style-name="gr20" draw:text-style-name="P14" xml:id="id15" draw:id="id15" draw:layer="layout" svg:width="2.7cm" svg:height="2cm" svg:x="15.3cm" svg:y="9.9cm">
          <draw:text-box>
            <text:p text:style-name="P6"><text:span text:style-name="T4">Suppress elements as required</text:span></text:p>
          </draw:text-box>
        </draw:frame>
        <draw:connector draw:style-name="gr14" draw:text-style-name="P6" draw:layer="layout" svg:x1="13.9cm" svg:y1="1.95cm" svg:x2="12.95cm" svg:y2="1.95cm" draw:start-shape="id18" draw:start-glue-point="3" draw:end-shape="id19" draw:end-glue-point="0" svg:d="M13900 1950h-950" svg:viewBox="0 0 951 1">
          <text:p/>
        </draw:connector>
        <draw:line draw:style-name="gr23" draw:text-style-name="P13" xml:id="id20" draw:id="id20" draw:layer="layout" svg:x1="15.9cm" svg:y1="17cm" svg:x2="15.3cm" svg:y2="17cm">
          <text:p/>
        </draw:line>
        <draw:line draw:style-name="gr23" draw:text-style-name="P13" xml:id="id21" draw:id="id21" draw:layer="layout" svg:x1="16.2cm" svg:y1="17.7cm" svg:x2="15.3cm" svg:y2="17.7cm">
          <text:p/>
        </draw:line>
        <draw:line draw:style-name="gr23" draw:text-style-name="P13" xml:id="id22" draw:id="id22" draw:layer="layout" svg:x1="16.6cm" svg:y1="18.6cm" svg:x2="15.3cm" svg:y2="18.6cm">
          <text:p/>
        </draw:line>
        <draw:connector draw:style-name="gr22" draw:text-style-name="P6" draw:layer="layout" svg:x1="15.837cm" svg:y1="15.798cm" svg:x2="15.9cm" svg:y2="17cm" draw:end-shape="id20" draw:end-glue-point="1" svg:d="M15837 15798v301h63v901" svg:viewBox="0 0 64 1203">
          <text:p/>
        </draw:connector>
        <draw:connector draw:style-name="gr22" draw:text-style-name="P6" draw:layer="layout" svg:x1="16.447cm" svg:y1="15.856cm" svg:x2="16.2cm" svg:y2="17.7cm" draw:end-shape="id21" draw:end-glue-point="1" svg:d="M16447 15856v622h-247v1222" svg:viewBox="0 0 248 1845">
          <text:p/>
        </draw:connector>
        <draw:connector draw:style-name="gr22" draw:text-style-name="P6" draw:layer="layout" svg:x1="17cm" svg:y1="15.944cm" svg:x2="16.6cm" svg:y2="18.6cm" draw:end-shape="id22" draw:end-glue-point="1" svg:d="M17000 15944v1028h-400v1628" svg:viewBox="0 0 401 2657">
          <text:p/>
        </draw:connector>
        <draw:frame draw:style-name="gr18" draw:text-style-name="P15" draw:layer="layout" svg:width="1.3cm" svg:height="0.9cm" svg:x="15.8cm" svg:y="15.1cm">
          <draw:text-box>
            <text:p><text:span text:style-name="T5">Y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21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25T13:32:35.844187135</meta:creation-date>
    <dc:date>2020-05-26T14:56:28.006185293</dc:date>
    <meta:editing-duration>PT13M6S</meta:editing-duration>
    <meta:editing-cycles>6</meta:editing-cycles>
    <meta:generator>LibreOffice/6.4.3.2$Linux_X86_64 LibreOffice_project/85aa6f776c6af63185291a519637a4f7af4e8a3b</meta:generator>
    <meta:document-statistic meta:object-count="50"/>
  </office:meta>
</office:document-meta>
</file>